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02cm" svg:stroke-color="#00888a" draw:stroke-linejoin="miter" draw:fill="none" fo:padding-top="0.226cm" fo:padding-bottom="0.226cm" fo:padding-left="0.351cm" fo:padding-right="0.351cm"/>
    </style:style>
    <style:style style:name="gr2" style:family="graphic" style:parent-style-name="standard">
      <style:graphic-properties draw:stroke="solid" svg:stroke-width="0.274cm" svg:stroke-color="#00888a" draw:stroke-linejoin="miter" draw:fill="solid" draw:fill-color="#990000" draw:opacity="0%" fo:padding-top="0.262cm" fo:padding-bottom="0.262cm" fo:padding-left="0.387cm" fo:padding-right="0.387cm"/>
    </style:style>
    <style:style style:name="gr3" style:family="graphic" style:parent-style-name="standard">
      <style:graphic-properties draw:stroke="none" svg:stroke-width="0.014cm" draw:stroke-linejoin="miter" draw:fill="solid" draw:fill-color="#00888a"/>
    </style:style>
    <style:style style:name="P1" style:family="paragraph">
      <loext:graphic-properties draw:fill="none"/>
    </style:style>
    <style:style style:name="P2" style:family="paragraph">
      <loext:graphic-properties draw:fill="solid" draw:fill-color="#990000" draw:opacity="0%"/>
    </style:style>
    <style:style style:name="P3" style:family="paragraph">
      <loext:graphic-properties draw:fill="solid" draw:fill-color="#00888a"/>
    </style:style>
  </office:automatic-styles>
  <office:body>
    <office:drawing>
      <draw:page draw:name="page1" draw:style-name="dp1" draw:master-page-name="Default">
        <draw:path draw:style-name="gr1" draw:text-style-name="P1" draw:layer="layout" svg:width="3.989cm" svg:height="2.505cm" svg:x="0.122cm" svg:y="0.864cm" svg:viewBox="0 0 3990 2506" svg:d="M1995 2506c-951 0-1685-777-1995-1253 310-475 1044-1253 1995-1253 950 0 1685 778 1995 1253-310 476-1045 1253-1995 1253z">
          <text:p/>
        </draw:path>
        <draw:path draw:style-name="gr2" draw:text-style-name="P2" draw:layer="layout" svg:width="1.368cm" svg:height="1.368cm" svg:x="1.433cm" svg:y="1.433cm" svg:viewBox="0 0 1369 1369" svg:d="M1369 684c0 126-29 234-92 343s-141 187-250 250-217 92-343 92-233-29-342-92-187-141-250-250-92-217-92-343 29-233 92-342 141-187 250-250 216-92 342-92 234 29 343 92 187 141 250 250 92 216 92 342z">
          <text:p/>
        </draw:path>
        <draw:polygon draw:style-name="gr3" draw:text-style-name="P3" draw:layer="layout" svg:width="0.208cm" svg:height="0.302cm" svg:x="2.012cm" svg:y="1.138cm" svg:viewBox="0 0 209 303" draw:points="209,303 192,0 18,0 0,303">
          <text:p/>
        </draw:polygon>
        <draw:path draw:style-name="gr3" draw:text-style-name="P3" draw:layer="layout" svg:width="0.662cm" svg:height="0.662cm" svg:x="1.785cm" svg:y="1.785cm" svg:viewBox="0 0 663 663" svg:d="M663 332c0 61-14 113-44 166-31 52-69 90-121 121-53 30-105 44-166 44s-113-14-166-44c-53-31-91-69-122-121-30-53-44-105-44-166s14-113 44-166c31-53 69-91 122-122 53-30 105-44 166-44s113 14 166 44c52 31 90 69 121 122 30 53 44 105 44 166z">
          <text:p/>
        </draw:path>
        <draw:polygon draw:style-name="gr3" draw:text-style-name="P3" draw:layer="layout" svg:width="0.208cm" svg:height="0.302cm" svg:x="2.012cm" svg:y="2.793cm" svg:viewBox="0 0 209 303" draw:points="209,0 192,303 18,303 0,0">
          <text:p/>
        </draw:polygon>
        <draw:polygon draw:style-name="gr3" draw:text-style-name="P3" draw:layer="layout" svg:width="0.302cm" svg:height="0.208cm" svg:x="2.793cm" svg:y="2.012cm" svg:viewBox="0 0 303 209" draw:points="0,209 303,192 303,18 0,0">
          <text:p/>
        </draw:polygon>
        <draw:polygon draw:style-name="gr3" draw:text-style-name="P3" draw:layer="layout" svg:width="0.302cm" svg:height="0.208cm" svg:x="1.138cm" svg:y="2.012cm" svg:viewBox="0 0 303 209" draw:points="303,209 0,192 0,18 303,0">
          <text:p/>
        </draw:polygon>
        <draw:polygon draw:style-name="gr3" draw:text-style-name="P3" draw:layer="layout" svg:width="0.349cm" svg:height="0.348cm" svg:x="2.522cm" svg:y="1.363cm" svg:viewBox="0 0 350 349" draw:points="147,349 350,123 227,0 0,202">
          <text:p/>
        </draw:polygon>
        <draw:polygon draw:style-name="gr3" draw:text-style-name="P3" draw:layer="layout" svg:width="0.348cm" svg:height="0.349cm" svg:x="1.363cm" svg:y="2.522cm" svg:viewBox="0 0 349 350" draw:points="349,147 123,350 0,227 202,0">
          <text:p/>
        </draw:polygon>
        <draw:polygon draw:style-name="gr3" draw:text-style-name="P3" draw:layer="layout" svg:width="0.348cm" svg:height="0.349cm" svg:x="2.522cm" svg:y="2.522cm" svg:viewBox="0 0 349 350" draw:points="0,147 227,350 349,227 147,0">
          <text:p/>
        </draw:polygon>
        <draw:polygon draw:style-name="gr3" draw:text-style-name="P3" draw:layer="layout" svg:width="0.349cm" svg:height="0.348cm" svg:x="1.363cm" svg:y="1.363cm" svg:viewBox="0 0 350 349" draw:points="202,349 0,123 123,0 350,202">
          <text:p/>
        </draw:polygon>
        <draw:polygon draw:style-name="gr3" draw:text-style-name="P3" draw:layer="layout" svg:width="0.292cm" svg:height="0.352cm" svg:x="2.279cm" svg:y="1.179cm" svg:viewBox="0 0 293 353" draw:points="193,353 293,66 133,0 0,273">
          <text:p/>
        </draw:polygon>
        <draw:polygon draw:style-name="gr3" draw:text-style-name="P3" draw:layer="layout" svg:width="0.291cm" svg:height="0.352cm" svg:x="1.662cm" svg:y="2.702cm" svg:viewBox="0 0 292 353" draw:points="292,80 160,353 0,287 100,0">
          <text:p/>
        </draw:polygon>
        <draw:polygon draw:style-name="gr3" draw:text-style-name="P3" draw:layer="layout" svg:width="0.352cm" svg:height="0.292cm" svg:x="2.702cm" svg:y="2.279cm" svg:viewBox="0 0 353 293" draw:points="0,193 287,293 353,133 80,0">
          <text:p/>
        </draw:polygon>
        <draw:polygon draw:style-name="gr3" draw:text-style-name="P3" draw:layer="layout" svg:width="0.352cm" svg:height="0.291cm" svg:x="1.179cm" svg:y="1.662cm" svg:viewBox="0 0 353 292" draw:points="274,292 0,160 66,0 353,100">
          <text:p/>
        </draw:polygon>
        <draw:polygon draw:style-name="gr3" draw:text-style-name="P3" draw:layer="layout" svg:width="0.352cm" svg:height="0.291cm" svg:x="2.702cm" svg:y="1.662cm" svg:viewBox="0 0 353 292" draw:points="80,292 353,160 287,0 0,100">
          <text:p/>
        </draw:polygon>
        <draw:polygon draw:style-name="gr3" draw:text-style-name="P3" draw:layer="layout" svg:width="0.352cm" svg:height="0.292cm" svg:x="1.179cm" svg:y="2.279cm" svg:viewBox="0 0 353 293" draw:points="353,193 66,293 0,133 273,0">
          <text:p/>
        </draw:polygon>
        <draw:polygon draw:style-name="gr3" draw:text-style-name="P3" draw:layer="layout" svg:width="0.291cm" svg:height="0.352cm" svg:x="2.28cm" svg:y="2.702cm" svg:viewBox="0 0 292 353" draw:points="0,80 132,353 292,287 193,0">
          <text:p/>
        </draw:polygon>
        <draw:polygon draw:style-name="gr3" draw:text-style-name="P3" draw:layer="layout" svg:width="0.292cm" svg:height="0.352cm" svg:x="1.662cm" svg:y="1.179cm" svg:viewBox="0 0 293 353" draw:points="100,353 0,66 160,0 293,273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233cm" fo:page-height="4.2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4T14:53:56.916844073</dc:date>
    <dc:creator>Alex </dc:creator>
    <meta:editing-duration>PT5M11S</meta:editing-duration>
    <meta:editing-cycles>1</meta:editing-cycles>
    <meta:document-statistic meta:object-count="19"/>
    <meta:generator>LibreOffice/6.0.3.2$Linux_X86_64 LibreOffice_project/00m0$Build-2</meta:generator>
  </office:meta>
</office:document-meta>
</file>